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cm"/>
    </style:style>
    <style:style style:name="co3" style:family="table-column">
      <style:table-column-properties fo:break-before="auto" style:column-width="5.63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NUS Module Pl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Year 1</text:p>
          </table:table-cell>
          <table:table-cell table:number-columns-repeated="6"/>
        </table:table-row>
        <table:table-row table:style-name="ro1">
          <table:table-cell office:value-type="string">
            <text:p>Sem 1</text:p>
          </table:table-cell>
          <table:table-cell table:number-columns-repeated="3"/>
          <table:table-cell office:value-type="string">
            <text:p>Sem 2</text:p>
          </table:table-cell>
          <table:table-cell table:number-columns-repeated="2"/>
        </table:table-row>
        <table:table-row table:style-name="ro1">
          <table:table-cell office:value-type="string">
            <text:p>PC1431</text:p>
          </table:table-cell>
          <table:table-cell office:value-type="string">
            <text:p>Physics I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C1432</text:p>
          </table:table-cell>
          <table:table-cell office:value-type="string">
            <text:p>Physics II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1505</text:p>
          </table:table-cell>
          <table:table-cell office:value-type="string">
            <text:p>Mathematics I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1506</text:p>
          </table:table-cell>
          <table:table-cell office:value-type="string">
            <text:p>Mathematics II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G1109</text:p>
          </table:table-cell>
          <table:table-cell office:value-type="string">
            <text:p>Statics and mechanic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G1108</text:p>
          </table:table-cell>
          <table:table-cell office:value-type="string">
            <text:p>Electrical engineer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LE1101</text:p>
          </table:table-cell>
          <table:table-cell office:value-type="string">
            <text:p>Material science and engineer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S1101</text:p>
          </table:table-cell>
          <table:table-cell office:value-type="string">
            <text:p>Programming methodolog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M1502</text:p>
          </table:table-cell>
          <table:table-cell office:value-type="string">
            <text:p>Physical chemistry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1111</text:p>
          </table:table-cell>
          <table:table-cell office:value-type="string">
            <text:p>Chemical engineer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formula="oooc:=SUM([.C5:.C9])" office:value-type="float" office:value="19">
            <text:p>19</text:p>
          </table:table-cell>
          <table:table-cell table:number-columns-repeated="3"/>
          <table:table-cell table:formula="oooc:=SUM([.G5:.G9])" office:value-type="float" office:value="19">
            <text:p>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Year 2</text:p>
          </table:table-cell>
          <table:table-cell table:number-columns-repeated="6"/>
        </table:table-row>
        <table:table-row table:style-name="ro1">
          <table:table-cell office:value-type="string">
            <text:p>Sem 1</text:p>
          </table:table-cell>
          <table:table-cell table:number-columns-repeated="3"/>
          <table:table-cell office:value-type="string">
            <text:p>Sem 2</text:p>
          </table:table-cell>
          <table:table-cell table:number-columns-repeated="2"/>
        </table:table-row>
        <table:table-row table:style-name="ro1">
          <table:table-cell office:value-type="string">
            <text:p>CE2134</text:p>
          </table:table-cell>
          <table:table-cell office:value-type="string">
            <text:p>Hydraulic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E2112</text:p>
          </table:table-cell>
          <table:table-cell office:value-type="string">
            <text:p>Soil mechanic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2155</text:p>
          </table:table-cell>
          <table:table-cell office:value-type="string">
            <text:p>Structural analysis I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E2164</text:p>
          </table:table-cell>
          <table:table-cell office:value-type="string">
            <text:p>Structural design and Materia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2407</text:p>
          </table:table-cell>
          <table:table-cell office:value-type="string">
            <text:p>Engineering and uncertainty analysi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E2183</text:p>
          </table:table-cell>
          <table:table-cell office:value-type="string">
            <text:p>Construction project manag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2184</text:p>
          </table:table-cell>
          <table:table-cell office:value-type="string">
            <text:p>Infrastructure and the environmen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SE2401</text:p>
          </table:table-cell>
          <table:table-cell office:value-type="string">
            <text:p>Water science and technolog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2408</text:p>
          </table:table-cell>
          <table:table-cell office:value-type="string">
            <text:p>Computer aided engineering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14:.C18])" office:value-type="float" office:value="20">
            <text:p>20</text:p>
          </table:table-cell>
          <table:table-cell table:number-columns-repeated="3"/>
          <table:table-cell table:formula="oooc:=SUM([.G14:.G18])" office:value-type="float" office:value="16">
            <text:p>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Year 3</text:p>
          </table:table-cell>
          <table:table-cell table:number-columns-repeated="6"/>
        </table:table-row>
        <table:table-row table:style-name="ro1">
          <table:table-cell office:value-type="string">
            <text:p>Sem 1</text:p>
          </table:table-cell>
          <table:table-cell table:number-columns-repeated="3"/>
          <table:table-cell office:value-type="string">
            <text:p>Sem 2</text:p>
          </table:table-cell>
          <table:table-cell table:number-columns-repeated="2"/>
        </table:table-row>
        <table:table-row table:style-name="ro1">
          <table:table-cell office:value-type="string">
            <text:p>CE3115</text:p>
          </table:table-cell>
          <table:table-cell office:value-type="string">
            <text:p>Geotechnical engineer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E3132</text:p>
          </table:table-cell>
          <table:table-cell office:value-type="string">
            <text:p>Water resources engineering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3121</text:p>
          </table:table-cell>
          <table:table-cell office:value-type="string">
            <text:p>Transportation engineering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ooc:=SUM([.C23:.C27])" office:value-type="float" office:value="8">
            <text:p>8</text:p>
          </table:table-cell>
          <table:table-cell table:number-columns-repeated="3"/>
          <table:table-cell table:formula="oooc:=SUM([.G23:.G27])" office:value-type="float" office:value="4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Year 4</text:p>
          </table:table-cell>
          <table:table-cell table:number-columns-repeated="6"/>
        </table:table-row>
        <table:table-row table:style-name="ro1">
          <table:table-cell office:value-type="string">
            <text:p>Sem 1</text:p>
          </table:table-cell>
          <table:table-cell table:number-columns-repeated="3"/>
          <table:table-cell office:value-type="string">
            <text:p>Sem 2</text:p>
          </table:table-cell>
          <table:table-cell table:number-columns-repeated="2"/>
        </table:table-row>
        <table:table-row table:style-name="ro1">
          <table:table-cell office:value-type="string">
            <text:p>CE4103</text:p>
          </table:table-cell>
          <table:table-cell office:value-type="string">
            <text:p>Design projec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E4104</text:p>
          </table:table-cell>
          <table:table-cell office:value-type="string">
            <text:p>B. Eng. Dissertation (cont'd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E4104</text:p>
          </table:table-cell>
          <table:table-cell office:value-type="string">
            <text:p>B. Eng. Dissertatio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ooc:=SUM([.C32:.C36])" office:value-type="float" office:value="8">
            <text:p>8</text:p>
          </table:table-cell>
          <table:table-cell table:number-columns-repeated="3"/>
          <table:table-cell table:formula="oooc:=SUM([.G32:.G36]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6">06/09/2008</text:date>, <text:time>18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ohanadas Chandar</meta:initial-creator>
    <meta:creation-date>2008-08-08T11:58:10</meta:creation-date>
    <dc:creator>Mohanadas Chandar</dc:creator>
    <dc:date>2008-09-06T18:00:05</dc:date>
    <meta:editing-cycles>4</meta:editing-cycles>
    <meta:editing-duration>PT3H5M37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